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26mm" fo:break-before="auto" style:use-optimal-row-height="true"/>
    </style:style>
    <style:style style:name="ro3" style:family="table-row">
      <style:table-row-properties style:row-height="24.32mm" fo:break-before="auto" style:use-optimal-row-height="true"/>
    </style:style>
    <style:style style:name="ro4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string" calcext:value-type="string">
            <text:p>Entrée</text:p>
          </table:table-cell>
          <table:table-cell table:style-name="ce2" office:value-type="string" calcext:value-type="string">
            <text:p>Plat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Précision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i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p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apa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man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rnard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Panacotta à la citronnelle et fruits de sais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ette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mamie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ibault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hu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Sophie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office:value-type="string" calcext:value-type="string">
            <text:p>Nougat glacé au gingembre confit et amand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 calcext:value-type="string">
            <text:p>Entrée</text:p>
          </table:table-cell>
          <table:table-cell office:value-type="string" calcext:value-type="string">
            <text:p>Salade de rumsteck mi cuit aux saveurs d’Asie et ses condiments</text:p>
          </table:table-cell>
          <table:table-cell office:value-type="string" calcext:value-type="string">
            <text:p>Tartare de saumon à la mangue et aneth, vinaigrette au citron confi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lat</text:p>
          </table:table-cell>
          <table:table-cell office:value-type="string" calcext:value-type="string">
            <text:p>Cabillaud à la plancha, fondue de poireaux et tomates confites, crème de fenouill</text:p>
          </table:table-cell>
          <table:table-cell office:value-type="string" calcext:value-type="string">
            <text:p>filet mignon de porc, purée à l’huile d’olive, réduction de soja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Dessert</text:p>
          </table:table-cell>
          <table:table-cell office:value-type="string" calcext:value-type="string">
            <text:p>Nougat glacé au gingembre confit et amandes</text:p>
          </table:table-cell>
          <table:table-cell office:value-type="string" calcext:value-type="string">
            <text:p>Panacotta à la citronnelle et fruits de saison</text:p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4">00/00/0000</text:date>, <text:time style:data-style-name="N2" text:time-value="11:46:35.934723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5:56:37.320697591</meta:creation-date>
    <dc:date>2019-09-04T11:46:49.740413248</dc:date>
    <meta:editing-duration>PT13M11S</meta:editing-duration>
    <meta:editing-cycles>12</meta:editing-cycles>
    <meta:generator>LibreOffice/5.1.6.2$Linux_X86_64 LibreOffice_project/10m0$Build-2</meta:generator>
    <meta:document-statistic meta:table-count="1" meta:cell-count="50" meta:object-count="0"/>
  </office:meta>
</office:document-meta>
</file>